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1.3453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0.498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Xbox 1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One 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RumblePa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umblePad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9:45:56.992344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17T00:33:09.345000484</dc:date>
    <meta:editing-duration>PT8H9M16S</meta:editing-duration>
    <meta:editing-cycles>91</meta:editing-cycles>
    <meta:document-statistic meta:table-count="6" meta:cell-count="615" meta:object-count="0"/>
  </office:meta>
</office:document-meta>
</file>